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# Clusters</text:p>
          </table:table-cell>
          <table:table-cell office:value-type="string">
            <text:p>Log Likeliho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433.51572556543">
            <text:p>-3433.5157255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909.79618829317">
            <text:p>-2909.79618829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997.25495365497">
            <text:p>-2997.2549536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015.69926841769">
            <text:p>-3015.69926841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000">
            <text:p>-3000</text:p>
          </table:table-cell>
        </table:table-row>
        <table:table-row table:style-name="ro1">
          <table:table-cell office:value-type="string">
            <text:p>(data 2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(data 3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817.280437">
            <text:p>-6817.280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029.73843">
            <text:p>-6029.738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512.464281">
            <text:p>-5512.4642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286.730749">
            <text:p>-5286.7307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492.972716">
            <text:p>-5492.972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19:35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4:17:17</meta:creation-date>
    <dc:date>2013-03-13T20:07:18</dc:date>
    <meta:editing-duration>P0D</meta:editing-duration>
    <meta:editing-cycles>2</meta:editing-cycles>
    <meta:generator>LibreOffice/3.6$Linux_x86 LibreOffice_project/360m1$Build-2</meta:generator>
    <meta:document-statistic meta:table-count="1" meta:cell-count="24" meta:object-count="0"/>
  </office:meta>
</office:document-meta>
</file>